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6f4b1" officeooo:paragraph-rsid="0006f4b1"/>
    </style:style>
    <style:style style:name="P2" style:family="paragraph" style:parent-style-name="Text_20_body">
      <style:text-properties officeooo:paragraph-rsid="0006f4b1"/>
    </style:style>
    <style:style style:name="P3" style:family="paragraph" style:parent-style-name="Text_20_body" style:list-style-name="L1">
      <style:text-properties officeooo:paragraph-rsid="0006f4b1"/>
    </style:style>
    <style:style style:name="P4" style:family="paragraph" style:parent-style-name="Text_20_body" style:list-style-name="L2">
      <style:text-properties officeooo:rsid="0008b7b9" officeooo:paragraph-rsid="0008b7b9"/>
    </style:style>
    <style:style style:name="P5" style:family="paragraph" style:parent-style-name="Text_20_body">
      <style:text-properties officeooo:rsid="0008b7b9" officeooo:paragraph-rsid="0008b7b9"/>
    </style:style>
    <style:style style:name="P6" style:family="paragraph" style:parent-style-name="Text_20_body" style:list-style-name="L3">
      <style:text-properties officeooo:paragraph-rsid="00097cf4"/>
    </style:style>
    <style:style style:name="P7" style:family="paragraph" style:parent-style-name="Text_20_body" style:list-style-name="L3">
      <style:text-properties officeooo:rsid="000ac5b3" officeooo:paragraph-rsid="000ac5b3"/>
    </style:style>
    <style:style style:name="P8" style:family="paragraph" style:parent-style-name="Text_20_body" style:list-style-name="L4">
      <style:text-properties officeooo:rsid="000ac5b3" officeooo:paragraph-rsid="000ac5b3"/>
    </style:style>
    <style:style style:name="P9" style:family="paragraph" style:parent-style-name="Text_20_body" style:list-style-name="L4">
      <style:text-properties officeooo:paragraph-rsid="000ac5b3"/>
    </style:style>
    <style:style style:name="P10" style:family="paragraph" style:parent-style-name="Text_20_body" style:list-style-name="L4">
      <style:text-properties officeooo:rsid="000b5dce" officeooo:paragraph-rsid="000b5dce"/>
    </style:style>
    <style:style style:name="P11" style:family="paragraph" style:parent-style-name="Text_20_body" style:list-style-name="L1">
      <style:text-properties officeooo:rsid="000c672d" officeooo:paragraph-rsid="000c672d"/>
    </style:style>
    <style:style style:name="P12" style:family="paragraph" style:parent-style-name="Text_20_body">
      <style:text-properties officeooo:rsid="000da88a" officeooo:paragraph-rsid="000da88a"/>
    </style:style>
    <style:style style:name="P13" style:family="paragraph" style:parent-style-name="Text_20_body" style:list-style-name="L6">
      <style:text-properties officeooo:rsid="000da88a" officeooo:paragraph-rsid="000da88a"/>
    </style:style>
    <style:style style:name="P14" style:family="paragraph" style:parent-style-name="Text_20_body" style:list-style-name="L6">
      <style:text-properties officeooo:paragraph-rsid="000da88a"/>
    </style:style>
    <style:style style:name="P15" style:family="paragraph" style:parent-style-name="Text_20_body" style:list-style-name="L3">
      <style:text-properties officeooo:rsid="000f636a" officeooo:paragraph-rsid="000f636a"/>
    </style:style>
    <style:style style:name="P16" style:family="paragraph" style:parent-style-name="Text_20_body" style:list-style-name="L6">
      <style:text-properties officeooo:rsid="00110884" officeooo:paragraph-rsid="00110884"/>
    </style:style>
    <style:style style:name="P17" style:family="paragraph" style:parent-style-name="Text_20_body" style:list-style-name="L1">
      <style:text-properties officeooo:rsid="00110884" officeooo:paragraph-rsid="00110884"/>
    </style:style>
    <style:style style:name="P18" style:family="paragraph" style:parent-style-name="Text_20_body" style:list-style-name="L3">
      <style:paragraph-properties fo:margin-top="0in" fo:margin-bottom="0.0972in" loext:contextual-spacing="false"/>
      <style:text-properties officeooo:paragraph-rsid="000f636a"/>
    </style:style>
    <style:style style:name="P19" style:family="paragraph" style:parent-style-name="Heading_20_1">
      <style:text-properties officeooo:rsid="0006f4b1" officeooo:paragraph-rsid="0006f4b1"/>
    </style:style>
    <style:style style:name="P20" style:family="paragraph" style:parent-style-name="Heading_20_1" style:list-style-name=""/>
    <style:style style:name="P21" style:family="paragraph" style:parent-style-name="Heading_20_1" style:list-style-name="">
      <style:text-properties officeooo:paragraph-rsid="0006f4b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06f4b1"/>
    </style:style>
    <style:style style:name="T1" style:family="text">
      <style:text-properties officeooo:rsid="0006f4b1"/>
    </style:style>
    <style:style style:name="T2" style:family="text">
      <style:text-properties officeooo:rsid="000b5dce"/>
    </style:style>
    <style:style style:name="T3" style:family="text">
      <style:text-properties officeooo:rsid="000c672d"/>
    </style:style>
    <style:style style:name="T4" style:family="text">
      <style:text-properties officeooo:rsid="000da88a"/>
    </style:style>
    <style:style style:name="T5" style:family="text">
      <style:text-properties officeooo:rsid="000f636a"/>
    </style:style>
    <style:style style:name="T6" style:family="text">
      <style:text-properties officeooo:rsid="001108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lurm</text:p>
      <text:p text:style-name="Text_20_body"/>
      <text:h text:style-name="P19" text:outline-level="1">hard<text:span text:style-name="T6">ware</text:span> and system configuration:</text:h>
      <text:p text:style-name="P2"/>
      <text:list xml:id="list8607052913425939347" text:style-name="L6">
        <text:list-item>
          <text:p text:style-name="P14"><text:span text:style-name="T4">Munge:</text:span></text:p>
        </text:list-item>
        <text:list-item>
          <text:p text:style-name="P13">Database:</text:p>
        </text:list-item>
        <text:list-item>
          <text:p text:style-name="P16">compute nodes and gateways:</text:p>
        </text:list-item>
        <text:list-item>
          <text:p text:style-name="P16">slurm controller:</text:p>
        </text:list-item>
        <text:list-item>
          <text:p text:style-name="P16">configuration file:</text:p>
        </text:list-item>
        <text:list-item>
          <text:p text:style-name="P16">cgroup:</text:p>
        </text:list-item>
        <text:list-item>
          <text:p text:style-name="P16">RPC:</text:p>
        </text:list-item>
        <text:list-item>
          <text:p text:style-name="P16">how to update slurm to a newer version:</text:p>
        </text:list-item>
      </text:list>
      <text:p text:style-name="P2"/>
      <text:h text:style-name="P20" text:outline-level="1"/>
      <text:h text:style-name="P22" text:outline-level="1">Useful commands in slurm:</text:h>
      <text:list xml:id="list533866463950444078" text:style-name="L4">
        <text:list-item>
          <text:p text:style-name="P9"><text:span text:style-name="T2">scontrol:</text:span></text:p>
        </text:list-item>
        <text:list-item>
          <text:p text:style-name="P10">sacctmgr:</text:p>
        </text:list-item>
        <text:list-item>
          <text:p text:style-name="P10">sacct:</text:p>
        </text:list-item>
        <text:list-item>
          <text:p text:style-name="P10">sreport:</text:p>
        </text:list-item>
        <text:list-item>
          <text:p text:style-name="P10">sinfor:</text:p>
        </text:list-item>
        <text:list-item>
          <text:p text:style-name="P10">sinfofeatures:</text:p>
        </text:list-item>
        <text:list-item>
          <text:p text:style-name="P8">sinfoprobs: This command shows the drained compute nodes. </text:p>
        </text:list-item>
      </text:list>
      <text:p text:style-name="P2"/>
      <text:h text:style-name="P21" text:outline-level="1"/>
      <text:h text:style-name="P23" text:outline-level="1"><text:span text:style-name="T1">Important concepts:</text:span></text:h>
      <text:list xml:id="list7751408252407809823" text:style-name="L1">
        <text:list-item>
          <text:p text:style-name="P3"><text:span text:style-name="T1">slurm queue:</text:span> </text:p>
        </text:list-item>
        <text:list-item>
          <text:p text:style-name="P11">job:</text:p>
        </text:list-item>
        <text:list-item>
          <text:p text:style-name="P1">partition:</text:p>
        </text:list-item>
        <text:list-item>
          <text:p text:style-name="P1">group and user:</text:p>
        </text:list-item>
        <text:list-item>
          <text:p text:style-name="P17">account:</text:p>
        </text:list-item>
        <text:list-item>
          <text:p text:style-name="P1">association:</text:p>
        </text:list-item>
        <text:list-item>
          <text:p text:style-name="P1">priority of the job:</text:p>
        </text:list-item>
        <text:list-item>
          <text:p text:style-name="P1">fairshare:</text:p>
        </text:list-item>
        <text:list-item>
          <text:p text:style-name="P1">backfill:</text:p>
        </text:list-item>
      </text:list>
      <text:p text:style-name="P12"/>
      <text:p text:style-name="P2"/>
      <text:h text:style-name="P20" text:outline-level="1"/>
      <text:h text:style-name="P22" text:outline-level="1">Maintenance tools:</text:h>
      <text:list xml:id="list451605726688858386" text:style-name="L2">
        <text:list-item>
          <text:p text:style-name="P4"><text:span text:style-name="T3">p</text:span>rolog:</text:p>
        </text:list-item>
        <text:list-item>
          <text:p text:style-name="P4">keepalive:</text:p>
        </text:list-item>
      </text:list>
      <text:p text:style-name="P5"/>
      <text:p text:style-name="P5"/>
      <text:h text:style-name="P20" text:outline-level="1"/>
      <text:h text:style-name="P22" text:outline-level="1">Slurm trouble shooting:</text:h>
      <text:list xml:id="list5129450614001393578" text:style-name="L3">
        <text:list-item>
          <text:p text:style-name="P6"><text:span text:style-name="T3">Logjam:</text:span></text:p>
          <text:p text:style-name="P6"/>
        </text:list-item>
        <text:list-item>
          <text:p text:style-name="P7">RPC connection error:</text:p>
          <text:p text:style-name="P7"/>
          <text:list>
            <text:list-item>
              <text:p text:style-name="P18"><text:span text:style-name="T5">slurm global trouble for March 5, 2019</text:span></text:p>
            </text:list-item>
          </text:list>
          <text:p text:style-name="P15">Today we had s global slurm trouble. The slurm commands do not response. Like squeue, it gives: slurm_load_jobs error: Socket timed out on send/recv operation</text:p>
          <text:p text:style-name="P15">1) checking the slurm server, can ping; network seems to be good.</text:p>
          <text:p text:style-name="P15">2) checking the slurm daemon, it is dead and does not responds: scontrol ping. This command pings the slurm controller and we found that it does not response.</text:p>
          <text:p text:style-name="P15">3) try to restart the slurm service, but does not work - slurm still not responsive.</text:p>
          <text:p text:style-name="P15">4) from the log of the slurm it seems the slurm daemon in the compute node try to kill job, but it can not be killed; also the controller also send siganal to kill these jobs but also failed. So the signal sending process (RPC) is going on and on that makes the trouble.</text:p>
          <text:p text:style-name="P15">This is the reason why it shows a lot of RPC error. This is done by checking /var/log/slurm/slurmd.log in any compute node</text:p>
          <text:p text:style-name="P15">5) begin to kill all of processes with "kill -9" which stops slurm to be responsive. Go in the node, check from `slurmd.log` which processes it is attempting to kill and kill them with `kill -9`</text:p>
          <text:p text:style-name="P15">for additional checking with these abnormal processes, we can use "lsof -p (process ID)" <text:s/>and "strace -p (processID)" to check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07:43.584827011</meta:creation-date>
    <dc:date>2019-08-22T18:02:58.122844249</dc:date>
    <meta:editing-duration>PT6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45" meta:word-count="331" meta:character-count="1767" meta:non-whitespace-character-count="1515"/>
  </office:meta>
</office:document-meta>
</file>